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b8c3" officeooo:paragraph-rsid="0015b8c3"/>
    </style:style>
    <style:style style:name="P2" style:family="paragraph" style:parent-style-name="Standard">
      <style:paragraph-properties fo:text-align="start" style:justify-single-word="false"/>
      <style:text-properties officeooo:rsid="0016d444" officeooo:paragraph-rsid="0016d444"/>
    </style:style>
    <style:style style:name="P3" style:family="paragraph" style:parent-style-name="Standard">
      <style:paragraph-properties fo:text-align="center" style:justify-single-word="false"/>
      <style:text-properties officeooo:rsid="0018a473" officeooo:paragraph-rsid="0018a473"/>
    </style:style>
    <style:style style:name="T1" style:family="text">
      <style:text-properties officeooo:rsid="0016d444"/>
    </style:style>
    <style:style style:name="T2" style:family="text">
      <style:text-properties officeooo:rsid="0018a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 <text:span text:style-name="T1">Winter </text:span>201<text:span text:style-name="T1">8</text:span></text:p>
      <text:p text:style-name="P1"/>
      <text:p text:style-name="P2">- Jan 21, leav<text:span text:style-name="T2">e</text:span> madison from kelly’s apartment <text:span text:style-name="T2">and drive to omaha</text:span></text:p>
      <text:p text:style-name="P2"/>
      <text:p text:style-name="P2">- Jan 22, leave Omaha Nebras<text:span text:style-name="T2">ka and drive to D</text:span>enver, <text:span text:style-name="T2">stay in motel</text:span> along I-70</text:p>
      <text:p text:style-name="P2"/>
      <text:p text:style-name="P2">- Jan 23, drive to greys winter trailhead and <text:span text:style-name="T2">skin</text:span> to summer trailhead and camp</text:p>
      <text:p text:style-name="P2"/>
      <text:p text:style-name="P2">- Jan 24, <text:span text:style-name="T2">summit</text:span> greys-torreys peaks</text:p>
      <text:p text:style-name="P2"/>
      <text:p text:style-name="P2">- Jan 25, <text:span text:style-name="T2">ski</text:span> back to car, spend night in Frisco</text:p>
      <text:p text:style-name="P2"/>
      <text:p text:style-name="P2">- Jan 26, day off – coffeeshop recoup</text:p>
      <text:p text:style-name="P2"/>
      <text:p text:style-name="P2">- Jan 27, <text:span text:style-name="T2">summit</text:span> quandry peak <text:span text:style-name="T2">(single day)</text:span>, spend night in Frisco again</text:p>
      <text:p text:style-name="P2"/>
      <text:p text:style-name="P2">- Jan 28, day off – coffeeshop recoup</text:p>
      <text:p text:style-name="P2"/>
      <text:p text:style-name="P2">- Jan 29, drive to <text:span text:style-name="T2">start of </text:span>blanca trailhead ( or as high as <text:span text:style-name="T2">car</text:span> can get ), and hike up to the lake</text:p>
      <text:p text:style-name="P2"/>
      <text:p text:style-name="P2">- Jan 30, acclimatization day</text:p>
      <text:p text:style-name="P2"/>
      <text:p text:style-name="P2">- Jan 31, summit blanca, ellingwood</text:p>
      <text:p text:style-name="P2"/>
      <text:p text:style-name="P2">- Feb 1, rest day</text:p>
      <text:p text:style-name="P2"/>
      <text:p text:style-name="P2">- Feb 2, <text:span text:style-name="T2">summit </text:span>Little bear</text:p>
      <text:p text:style-name="P2"/>
      <text:p text:style-name="P2">- <text:s/>Feb 3, <text:span text:style-name="T2">ski </text:span>back to car, <text:span text:style-name="T2">drive to Frisco</text:span></text:p>
      <text:p text:style-name="P2"/>
      <text:p text:style-name="P2">- Feb 4, drive back to Denver/Fort Collins</text:p>
      <text:p text:style-name="P2"/>
      <text:p text:style-name="P2">- Feb 5, <text:span text:style-name="T2">drive back to (Madison or Brookfield?) TBD</text:span></text:p>
      <text:p text:style-name="P2"/>
      <text:p text:style-name="P2"/>
      <text:p text:style-name="P3">- Meet up with cooleys whenever convenient for th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2:59:49.236157428</meta:creation-date>
    <dc:date>2018-01-20T14:20:02.095906000</dc:date>
    <meta:editing-duration>PT5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72" meta:character-count="856" meta:non-whitespace-character-count="699"/>
  </office:meta>
</office:document-meta>
</file>